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b000" draw:marker-start="" draw:marker-start-width="0.3cm" draw:marker-start-center="false" draw:marker-end="" draw:marker-end-width="0.3cm" draw:marker-end-center="false" draw:fill="solid" draw:fill-color="#00b000" draw:opacity="5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0b000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>
            <draw:polygon draw:style-name="gr1" draw:text-style-name="P1" draw:layer="layout" svg:width="3.459cm" svg:height="2.449cm" svg:x="8.955cm" svg:y="13.735cm" svg:viewBox="0 0 3460 2450" draw:points="784,2450 0,1665 1568,1665 1568,555 2122,0 3460,1340 3460,2450">
              <text:p/>
            </draw:polygon>
            <draw:frame draw:name="DescriptionOOoTep" draw:style-name="gr2" draw:text-style-name="P2" draw:layer="layout" svg:width="0.004cm" svg:height="0.004cm" svg:x="8.955cm" svg:y="13.734cm">
              <draw:text-box>
                <text:p/>
              </draw:text-box>
              <svg:desc>@options;
  repereortho(313,263,30,1,1){ 0 , moyen , grisclair , num1 ,i};

@figure;
  var c = 6 { 6 };
  var a = c*racine(2)/(1+2*racine(2)) { 2.21638837510878 };
  var b = c-a { 3.78361162489122 };
  var d = c-2*a { 1.56722324978245 };
  A = point( -2.87 , 1.73 )  { i };
  cerayAa = cerclerayon( A , a )  { i };
  P = pointsur( cerayAa , 180 )  { i };
  r_A = rotation( A , -90 )  { noir };
  P' = image( r_A , P )  { i };
  dP'P = droite( P' , P )  { i };
  I = milieu( P , P' )  { i };
  B = symetrique( A , I )  { i };
  sBP' = segment( B , P' )  { i };
  C = symetrique( I , sBP' )  { i };
  dCP' = droite( C , P' )  { i };
  ceP'A = cercle( P' , A )  { i };
  D1 = intersection( dCP' , ceP'A , 1 )  { i };
  D = intersection( dCP' , ceP'A , 2 )  { i };
  J = milieu( A , D1 )  { i };
  E = symetrique( P' , J )  { i };
  paraEsBP' = parallele( E , sBP' )  { i };
  F = intersection( dP'P , paraEsBP' )  { i };
  paraFdCP' = parallele( F , dCP' )  { i };
  dAP = droite( A , P )  { i };
  G = intersection( dAP , paraFdCP' )  { i };
  polyFGPBCD1E = polygone( F , G , P , B , C , D1 , E  )  { vert , plein50 };

</svg:desc>
            </draw:frame>
          </draw:g>
          <draw:g>
            <draw:circle draw:style-name="gr3" draw:text-style-name="P3" draw:layer="layout" svg:width="0.331cm" svg:height="0.331cm" svg:x="11.089cm" svg:y="15.082cm">
              <text:p/>
            </draw:circl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09:59:57.577686654</meta:creation-date>
    <dc:date>2018-03-22T10:00:11.342891185</dc:date>
    <meta:editing-duration>PT14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